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24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grouping-meta_simple-meta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2" table:default-cell-style-name="Default"/>
        <table:table-column table:style-name="co1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 office:value-type="date" office:date-value="2001-12-30" calcext:value-type="date">
            <text:p>12/30/0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date" office:date-value="2002-12-31" calcext:value-type="date">
            <text:p>12/31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date" office:date-value="2002-04-01" calcext:value-type="date">
            <text:p>04/01/02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date" office:date-value="2002-04-01" calcext:value-type="date">
            <text:p>04/01/02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date" office:date-value="2002-12-31" calcext:value-type="date">
            <text:p>12/31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date" office:date-value="2002-12-31" calcext:value-type="date">
            <text:p>12/31/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date" office:date-value="2002-12-31" calcext:value-type="date">
            <text:p>12/31/02</text:p>
          </table:table-cell>
          <table:table-cell office:value-type="float" office:value="500" calcext:value-type="float">
            <text:p>500</text:p>
          </table:table-cell>
          <table:table-cell table:formula="of:=-[.F8]" office:value-type="float" office:value="-500" calcext:value-type="float">
            <text:p>-5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500" calcext:value-type="float">
            <text:p>500</text:p>
          </table:table-cell>
          <table:table-cell table:formula="of:=-[.I8]" office:value-type="float" office:value="-500" calcext:value-type="float">
            <text:p>-5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formula="of:=XIRR([.G1:.G8];[.E1:.E8])" office:value-type="float" office:value="0.363392095308974" calcext:value-type="float">
            <text:p>0.3633920953</text:p>
          </table:table-cell>
          <table:table-cell/>
          <table:table-cell table:style-name="Default"/>
          <table:table-cell table:formula="of:=XIRR([.J1:.J8];[.H1:.H8])" office:value-type="float" office:value="0.444692871734282" calcext:value-type="float">
            <text:p>0.4446928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6:54:45.392183000</dc:date>
    <meta:editing-duration>PT49S</meta:editing-duration>
    <meta:editing-cycles>1</meta:editing-cycles>
    <meta:generator>LibreOffice/5.1.3.2$MacOSX_X86_64 LibreOffice_project/644e4637d1d8544fd9f56425bd6cec110e49301b</meta:generator>
    <meta:document-statistic meta:table-count="1" meta:cell-count="64" meta:object-count="0"/>
  </office:meta>
</office:document-meta>
</file>